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5000000250DC379B4D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/>
    <style:font-face style:name="Calibri Light" svg:font-family="'Calibri Light'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decorative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solid" svg:stroke-width="0cm" svg:stroke-color="#000000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solid" svg:stroke-width="0.053cm" svg:stroke-color="#00000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tart-line-spacing-horizontal="0cm" draw:start-line-spacing-vertical="0cm" draw:end-line-spacing-horizontal="0cm" draw:end-line-spacing-vertical="0cm" loext:decorative="false">
        <loext:stroke-complex-color loext:theme-type="dark1" loext:color-type="theme"/>
      </style:graphic-properties>
    </style:style>
    <style:style style:name="gr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" style:family="graphic">
      <style:graphic-properties style:protect="size" loext:decorative="false"/>
    </style:style>
    <style:style style:name="pr1" style:family="presentation" style:parent-style-name="標題投影片-notes">
      <style:graphic-properties draw:fill-color="#ffffff" draw:auto-grow-height="false" fo:min-height="12.573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font-size="18pt" fo:hyphenate="false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 style:font-independent-line-spacing="true">
        <style:tab-stops/>
      </style:paragraph-properties>
      <style:text-properties fo:font-size="18pt" fo:hyphenate="false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justify" fo:text-indent="0cm" style:punctuation-wrap="hanging" loext:tab-stop-distance="1.27cm" style:writing-mode="lr-tb">
        <style:tab-stops/>
      </style:paragraph-properties>
      <style:text-properties fo:font-size="18pt"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justify" fo:text-indent="0cm" style:punctuation-wrap="hanging" loext:tab-stop-distance="1.27cm" style:writing-mode="lr-tb" style:font-independent-line-spacing="true">
        <style:tab-stops/>
      </style:paragraph-properties>
      <style:text-properties fo:font-size="18pt" fo:hyphenate="false"/>
    </style:style>
    <style:style style:name="P6" style:family="paragraph">
      <loext:graphic-properties draw:fill-color="#ffffff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0pt" fo:letter-spacing="normal" fo:language="en" fo:country="US" fo:font-style="normal" style:text-underline-style="none" fo:font-weight="normal" fo:background-color="transparent" style:font-name-asian="標楷體" style:font-size-asian="20pt" style:font-style-asian="normal" style:font-weight-asian="normal" style:font-name-complex="Times New Roman" style:font-size-complex="20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0pt" fo:letter-spacing="normal" fo:font-style="normal" style:text-underline-style="none" fo:font-weight="bold" fo:background-color="transparent" style:font-name-asian="標楷體" style:font-size-asian="20pt" style:language-asian="zh" style:country-asian="TW" style:font-style-asian="normal" style:font-weight-asian="bold" style:font-name-complex="Times New Roman" style:font-size-complex="20pt" style:font-style-complex="normal" style:font-weight-complex="bold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font-style="normal" style:text-underline-style="none" fo:font-weight="normal" fo:background-color="transparent" style:font-name-asian="標楷體" style:font-size-asian="12pt" style:language-asian="zh" style:country-asian="TW" style:font-style-asian="normal" style:font-weight-asian="normal" style:font-name-complex="Times New Roman" style:font-size-complex="12pt" style:font-style-complex="normal" style:font-weight-complex="normal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fo:background-color="transparent" style:font-name-asian="標楷體" style:font-size-asian="12pt" style:language-asian="zh" style:country-asian="TW" style:font-style-asian="normal" style:font-weight-asian="normal" style:font-name-complex="Times New Roman" style:font-size-complex="12pt" style:font-style-complex="normal" style:font-weight-complex="normal">
        <loext:char-complex-color loext:theme-type="dark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標題投影片" presentation:presentation-page-layout-name="AL1T0">
        <draw:custom-shape draw:name="文字方塊 3" draw:style-name="gr1" draw:text-style-name="P2" draw:layer="layout" svg:width="1.382cm" svg:height="1.098cm" svg:x="17.173cm" svg:y="0.465cm">
          <text:p text:style-name="P1"><text:span text:style-name="T1">36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字方塊 4" draw:style-name="gr2" draw:text-style-name="P2" draw:layer="layout" svg:width="15.295cm" svg:height="1.098cm" svg:x="1.877cm" svg:y="0.852cm">
          <text:p text:style-name="P1"><text:span text:style-name="T2">你的題目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字方塊 5" draw:style-name="gr3" draw:text-style-name="P2" draw:layer="layout" svg:width="6.121cm" svg:height="0.759cm" svg:x="6.464cm" svg:y="2.187cm">
          <text:p text:style-name="P1"><text:span text:style-name="T3"><text:s/></text:span><text:span text:style-name="T4">XXX YYY ZZZ 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字方塊 2" draw:style-name="gr4" draw:text-style-name="P2" draw:layer="layout" svg:width="5.111cm" svg:height="0.759cm" svg:x="13.71cm" svg:y="2.168cm">
          <text:p text:style-name="P1"><text:span text:style-name="T3">指導教授 記博文</text:span><text:span text:style-name="T4"> 教授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圖片 7" draw:style-name="gr5" draw:text-style-name="P3" draw:layer="layout" svg:width="2.301cm" svg:height="2.301cm" svg:x="0.494cm" svg:y="0.419cm">
          <draw:image xlink:href="Pictures/100000010000025000000250DC379B4D.png" xlink:type="simple" xlink:show="embed" xlink:actuate="onLoad" draw:mime-type="image/png">
            <text:p/>
          </draw:image>
          <svg:desc>一張含有 圓形, 圖形, 標誌, 符號 的圖片

AI 產生的內容可能不正確。</svg:desc>
        </draw:frame>
        <draw:connector draw:name="直線接點 9" draw:style-name="gr6" draw:text-style-name="P3" draw:layer="layout" draw:type="line" svg:x1="0cm" svg:y1="3.502cm" svg:x2="19.05cm" svg:y2="3.502cm" svg:d="M0 3502h19050" svg:viewBox="0 0 19051 1">
          <text:p/>
        </draw:connector>
        <draw:custom-shape draw:name="文字方塊 1" draw:style-name="gr7" draw:text-style-name="P5" draw:layer="layout" svg:width="7.735cm" svg:height="1.606cm" svg:x="0.494cm" svg:y="4.048cm">
          <text:p text:style-name="P4"><text:span text:style-name="T2">標題一</text:span></text:p>
          <text:p text:style-name="P4"><text:span text:style-name="T3">內文請左右對齊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/>
    <style:font-face style:name="Calibri Light" svg:font-family="'Calibri Light'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decorative" style:font-pitch="fixe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標題投影片-background" style:family="presentation">
      <style:graphic-properties draw:stroke="none" draw:fill="solid" draw:fill-color="#ffffff"/>
      <style:text-properties style:letter-kerning="true"/>
    </style:style>
    <style:style style:name="標題投影片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題投影片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題投影片-outline1" style:family="presentation">
      <style:graphic-properties draw:stroke="none" draw:fill="none" draw:auto-grow-height="false" draw:fit-to-size="false" style:shrink-to-fit="true" style:writing-mode="lr-tb">
        <text:list-style style:name="標題投影片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1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1pt" style:font-style-asian="normal" style:font-weight-asian="normal" style:font-name-complex="FreeSans" style:font-family-complex="FreeSans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標題投影片-outline2" style:family="presentation" style:parent-style-name="標題投影片-outline1">
      <style:graphic-properties style:writing-mode="lr-tb"/>
      <style:paragraph-properties fo:margin-top="0.4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標題投影片-outline3" style:family="presentation" style:parent-style-name="標題投影片-outline2">
      <style:graphic-properties style:writing-mode="lr-tb"/>
      <style:paragraph-properties fo:margin-top="0.3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標題投影片-outline4" style:family="presentation" style:parent-style-name="標題投影片-outline3">
      <style:graphic-properties style:writing-mode="lr-tb"/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標題投影片-outline5" style:family="presentation" style:parent-style-name="標題投影片-outline4">
      <style:paragraph-properties fo:margin-top="0.1cm" fo:margin-bottom="0cm"/>
      <style:text-properties fo:font-size="20pt" style:font-size-asian="20pt" style:font-size-complex="20pt"/>
    </style:style>
    <style:style style:name="標題投影片-outline6" style:family="presentation" style:parent-style-name="標題投影片-outline5">
      <style:paragraph-properties fo:margin-top="0.1cm" fo:margin-bottom="0cm"/>
      <style:text-properties fo:font-size="20pt" style:font-size-asian="20pt" style:font-size-complex="20pt"/>
    </style:style>
    <style:style style:name="標題投影片-outline7" style:family="presentation" style:parent-style-name="標題投影片-outline6">
      <style:paragraph-properties fo:margin-top="0.1cm" fo:margin-bottom="0cm"/>
      <style:text-properties fo:font-size="20pt" style:font-size-asian="20pt" style:font-size-complex="20pt"/>
    </style:style>
    <style:style style:name="標題投影片-outline8" style:family="presentation" style:parent-style-name="標題投影片-outline7">
      <style:paragraph-properties fo:margin-top="0.1cm" fo:margin-bottom="0cm"/>
      <style:text-properties fo:font-size="20pt" style:font-size-asian="20pt" style:font-size-complex="20pt"/>
    </style:style>
    <style:style style:name="標題投影片-outline9" style:family="presentation" style:parent-style-name="標題投影片-outline8">
      <style:paragraph-properties fo:margin-top="0.1cm" fo:margin-bottom="0cm"/>
      <style:text-properties fo:font-size="20pt" style:font-size-asian="20pt" style:font-size-complex="20pt"/>
    </style:style>
    <style:style style:name="標題投影片-subtitle" style:family="presentation">
      <style:graphic-properties draw:stroke="none" draw:fill="none" draw:textarea-vertical-align="middle">
        <text:list-style style:name="標題投影片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題投影片-title" style:family="presentation">
      <style:graphic-properties draw:stroke="none" draw:fill="none" draw:textarea-vertical-align="middle" style:writing-mode="lr-tb">
        <text:list-style style:name="標題投影片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標題及直排文字-background" style:family="presentation">
      <style:graphic-properties draw:stroke="none" draw:fill="solid" draw:fill-color="#ffffff"/>
      <style:text-properties style:letter-kerning="true"/>
    </style:style>
    <style:style style:name="標題及直排文字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題及直排文字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題及直排文字-outline1" style:family="presentation">
      <style:graphic-properties draw:stroke="none" draw:fill="none" draw:auto-grow-height="false" draw:fit-to-size="false" style:shrink-to-fit="true" style:writing-mode="lr-tb">
        <text:list-style style:name="標題及直排文字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1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1pt" style:font-style-asian="normal" style:font-weight-asian="normal" style:font-name-complex="FreeSans" style:font-family-complex="FreeSans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標題及直排文字-outline2" style:family="presentation" style:parent-style-name="標題及直排文字-outline1">
      <style:graphic-properties style:writing-mode="lr-tb"/>
      <style:paragraph-properties fo:margin-top="0.4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標題及直排文字-outline3" style:family="presentation" style:parent-style-name="標題及直排文字-outline2">
      <style:graphic-properties style:writing-mode="lr-tb"/>
      <style:paragraph-properties fo:margin-top="0.3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標題及直排文字-outline4" style:family="presentation" style:parent-style-name="標題及直排文字-outline3">
      <style:graphic-properties style:writing-mode="lr-tb"/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標題及直排文字-outline5" style:family="presentation" style:parent-style-name="標題及直排文字-outline4">
      <style:paragraph-properties fo:margin-top="0.1cm" fo:margin-bottom="0cm"/>
      <style:text-properties fo:font-size="20pt" style:font-size-asian="20pt" style:font-size-complex="20pt"/>
    </style:style>
    <style:style style:name="標題及直排文字-outline6" style:family="presentation" style:parent-style-name="標題及直排文字-outline5">
      <style:paragraph-properties fo:margin-top="0.1cm" fo:margin-bottom="0cm"/>
      <style:text-properties fo:font-size="20pt" style:font-size-asian="20pt" style:font-size-complex="20pt"/>
    </style:style>
    <style:style style:name="標題及直排文字-outline7" style:family="presentation" style:parent-style-name="標題及直排文字-outline6">
      <style:paragraph-properties fo:margin-top="0.1cm" fo:margin-bottom="0cm"/>
      <style:text-properties fo:font-size="20pt" style:font-size-asian="20pt" style:font-size-complex="20pt"/>
    </style:style>
    <style:style style:name="標題及直排文字-outline8" style:family="presentation" style:parent-style-name="標題及直排文字-outline7">
      <style:paragraph-properties fo:margin-top="0.1cm" fo:margin-bottom="0cm"/>
      <style:text-properties fo:font-size="20pt" style:font-size-asian="20pt" style:font-size-complex="20pt"/>
    </style:style>
    <style:style style:name="標題及直排文字-outline9" style:family="presentation" style:parent-style-name="標題及直排文字-outline8">
      <style:paragraph-properties fo:margin-top="0.1cm" fo:margin-bottom="0cm"/>
      <style:text-properties fo:font-size="20pt" style:font-size-asian="20pt" style:font-size-complex="20pt"/>
    </style:style>
    <style:style style:name="標題及直排文字-subtitle" style:family="presentation">
      <style:graphic-properties draw:stroke="none" draw:fill="none" draw:textarea-vertical-align="middle">
        <text:list-style style:name="標題及直排文字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題及直排文字-title" style:family="presentation">
      <style:graphic-properties draw:stroke="none" draw:fill="none" draw:textarea-vertical-align="middle" style:writing-mode="lr-tb">
        <text:list-style style:name="標題及直排文字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直排標題及文字-background" style:family="presentation">
      <style:graphic-properties draw:stroke="none" draw:fill="solid" draw:fill-color="#ffffff"/>
      <style:text-properties style:letter-kerning="true"/>
    </style:style>
    <style:style style:name="直排標題及文字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直排標題及文字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直排標題及文字-outline1" style:family="presentation">
      <style:graphic-properties draw:stroke="none" draw:fill="none" draw:auto-grow-height="false" draw:fit-to-size="false" style:shrink-to-fit="true" style:writing-mode="lr-tb">
        <text:list-style style:name="直排標題及文字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1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1pt" style:font-style-asian="normal" style:font-weight-asian="normal" style:font-name-complex="FreeSans" style:font-family-complex="FreeSans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直排標題及文字-outline2" style:family="presentation" style:parent-style-name="直排標題及文字-outline1">
      <style:graphic-properties style:writing-mode="lr-tb"/>
      <style:paragraph-properties fo:margin-top="0.4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直排標題及文字-outline3" style:family="presentation" style:parent-style-name="直排標題及文字-outline2">
      <style:graphic-properties style:writing-mode="lr-tb"/>
      <style:paragraph-properties fo:margin-top="0.3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直排標題及文字-outline4" style:family="presentation" style:parent-style-name="直排標題及文字-outline3">
      <style:graphic-properties style:writing-mode="lr-tb"/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直排標題及文字-outline5" style:family="presentation" style:parent-style-name="直排標題及文字-outline4">
      <style:paragraph-properties fo:margin-top="0.1cm" fo:margin-bottom="0cm"/>
      <style:text-properties fo:font-size="20pt" style:font-size-asian="20pt" style:font-size-complex="20pt"/>
    </style:style>
    <style:style style:name="直排標題及文字-outline6" style:family="presentation" style:parent-style-name="直排標題及文字-outline5">
      <style:paragraph-properties fo:margin-top="0.1cm" fo:margin-bottom="0cm"/>
      <style:text-properties fo:font-size="20pt" style:font-size-asian="20pt" style:font-size-complex="20pt"/>
    </style:style>
    <style:style style:name="直排標題及文字-outline7" style:family="presentation" style:parent-style-name="直排標題及文字-outline6">
      <style:paragraph-properties fo:margin-top="0.1cm" fo:margin-bottom="0cm"/>
      <style:text-properties fo:font-size="20pt" style:font-size-asian="20pt" style:font-size-complex="20pt"/>
    </style:style>
    <style:style style:name="直排標題及文字-outline8" style:family="presentation" style:parent-style-name="直排標題及文字-outline7">
      <style:paragraph-properties fo:margin-top="0.1cm" fo:margin-bottom="0cm"/>
      <style:text-properties fo:font-size="20pt" style:font-size-asian="20pt" style:font-size-complex="20pt"/>
    </style:style>
    <style:style style:name="直排標題及文字-outline9" style:family="presentation" style:parent-style-name="直排標題及文字-outline8">
      <style:paragraph-properties fo:margin-top="0.1cm" fo:margin-bottom="0cm"/>
      <style:text-properties fo:font-size="20pt" style:font-size-asian="20pt" style:font-size-complex="20pt"/>
    </style:style>
    <style:style style:name="直排標題及文字-subtitle" style:family="presentation">
      <style:graphic-properties draw:stroke="none" draw:fill="none" draw:textarea-vertical-align="middle">
        <text:list-style style:name="直排標題及文字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直排標題及文字-title" style:family="presentation">
      <style:graphic-properties draw:stroke="none" draw:fill="none" draw:textarea-vertical-align="middle" style:writing-mode="lr-tb">
        <text:list-style style:name="直排標題及文字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標題及內容-background" style:family="presentation">
      <style:graphic-properties draw:stroke="none" draw:fill="solid" draw:fill-color="#ffffff"/>
      <style:text-properties style:letter-kerning="true"/>
    </style:style>
    <style:style style:name="標題及內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題及內容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題及內容-outline1" style:family="presentation">
      <style:graphic-properties draw:stroke="none" draw:fill="none" draw:auto-grow-height="false" draw:fit-to-size="false" style:shrink-to-fit="true" style:writing-mode="lr-tb">
        <text:list-style style:name="標題及內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1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1pt" style:font-style-asian="normal" style:font-weight-asian="normal" style:font-name-complex="FreeSans" style:font-family-complex="FreeSans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標題及內容-outline2" style:family="presentation" style:parent-style-name="標題及內容-outline1">
      <style:graphic-properties style:writing-mode="lr-tb"/>
      <style:paragraph-properties fo:margin-top="0.4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標題及內容-outline3" style:family="presentation" style:parent-style-name="標題及內容-outline2">
      <style:graphic-properties style:writing-mode="lr-tb"/>
      <style:paragraph-properties fo:margin-top="0.3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標題及內容-outline4" style:family="presentation" style:parent-style-name="標題及內容-outline3">
      <style:graphic-properties style:writing-mode="lr-tb"/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標題及內容-outline5" style:family="presentation" style:parent-style-name="標題及內容-outline4">
      <style:paragraph-properties fo:margin-top="0.1cm" fo:margin-bottom="0cm"/>
      <style:text-properties fo:font-size="20pt" style:font-size-asian="20pt" style:font-size-complex="20pt"/>
    </style:style>
    <style:style style:name="標題及內容-outline6" style:family="presentation" style:parent-style-name="標題及內容-outline5">
      <style:paragraph-properties fo:margin-top="0.1cm" fo:margin-bottom="0cm"/>
      <style:text-properties fo:font-size="20pt" style:font-size-asian="20pt" style:font-size-complex="20pt"/>
    </style:style>
    <style:style style:name="標題及內容-outline7" style:family="presentation" style:parent-style-name="標題及內容-outline6">
      <style:paragraph-properties fo:margin-top="0.1cm" fo:margin-bottom="0cm"/>
      <style:text-properties fo:font-size="20pt" style:font-size-asian="20pt" style:font-size-complex="20pt"/>
    </style:style>
    <style:style style:name="標題及內容-outline8" style:family="presentation" style:parent-style-name="標題及內容-outline7">
      <style:paragraph-properties fo:margin-top="0.1cm" fo:margin-bottom="0cm"/>
      <style:text-properties fo:font-size="20pt" style:font-size-asian="20pt" style:font-size-complex="20pt"/>
    </style:style>
    <style:style style:name="標題及內容-outline9" style:family="presentation" style:parent-style-name="標題及內容-outline8">
      <style:paragraph-properties fo:margin-top="0.1cm" fo:margin-bottom="0cm"/>
      <style:text-properties fo:font-size="20pt" style:font-size-asian="20pt" style:font-size-complex="20pt"/>
    </style:style>
    <style:style style:name="標題及內容-subtitle" style:family="presentation">
      <style:graphic-properties draw:stroke="none" draw:fill="none" draw:textarea-vertical-align="middle">
        <text:list-style style:name="標題及內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題及內容-title" style:family="presentation">
      <style:graphic-properties draw:stroke="none" draw:fill="none" draw:textarea-vertical-align="middle" style:writing-mode="lr-tb">
        <text:list-style style:name="標題及內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章節標題-background" style:family="presentation">
      <style:graphic-properties draw:stroke="none" draw:fill="solid" draw:fill-color="#ffffff"/>
      <style:text-properties style:letter-kerning="true"/>
    </style:style>
    <style:style style:name="章節標題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章節標題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章節標題-outline1" style:family="presentation">
      <style:graphic-properties draw:stroke="none" draw:fill="none" draw:auto-grow-height="false" draw:fit-to-size="false" style:shrink-to-fit="true" style:writing-mode="lr-tb">
        <text:list-style style:name="章節標題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1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1pt" style:font-style-asian="normal" style:font-weight-asian="normal" style:font-name-complex="FreeSans" style:font-family-complex="FreeSans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章節標題-outline2" style:family="presentation" style:parent-style-name="章節標題-outline1">
      <style:graphic-properties style:writing-mode="lr-tb"/>
      <style:paragraph-properties fo:margin-top="0.4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章節標題-outline3" style:family="presentation" style:parent-style-name="章節標題-outline2">
      <style:graphic-properties style:writing-mode="lr-tb"/>
      <style:paragraph-properties fo:margin-top="0.3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章節標題-outline4" style:family="presentation" style:parent-style-name="章節標題-outline3">
      <style:graphic-properties style:writing-mode="lr-tb"/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章節標題-outline5" style:family="presentation" style:parent-style-name="章節標題-outline4">
      <style:paragraph-properties fo:margin-top="0.1cm" fo:margin-bottom="0cm"/>
      <style:text-properties fo:font-size="20pt" style:font-size-asian="20pt" style:font-size-complex="20pt"/>
    </style:style>
    <style:style style:name="章節標題-outline6" style:family="presentation" style:parent-style-name="章節標題-outline5">
      <style:paragraph-properties fo:margin-top="0.1cm" fo:margin-bottom="0cm"/>
      <style:text-properties fo:font-size="20pt" style:font-size-asian="20pt" style:font-size-complex="20pt"/>
    </style:style>
    <style:style style:name="章節標題-outline7" style:family="presentation" style:parent-style-name="章節標題-outline6">
      <style:paragraph-properties fo:margin-top="0.1cm" fo:margin-bottom="0cm"/>
      <style:text-properties fo:font-size="20pt" style:font-size-asian="20pt" style:font-size-complex="20pt"/>
    </style:style>
    <style:style style:name="章節標題-outline8" style:family="presentation" style:parent-style-name="章節標題-outline7">
      <style:paragraph-properties fo:margin-top="0.1cm" fo:margin-bottom="0cm"/>
      <style:text-properties fo:font-size="20pt" style:font-size-asian="20pt" style:font-size-complex="20pt"/>
    </style:style>
    <style:style style:name="章節標題-outline9" style:family="presentation" style:parent-style-name="章節標題-outline8">
      <style:paragraph-properties fo:margin-top="0.1cm" fo:margin-bottom="0cm"/>
      <style:text-properties fo:font-size="20pt" style:font-size-asian="20pt" style:font-size-complex="20pt"/>
    </style:style>
    <style:style style:name="章節標題-subtitle" style:family="presentation">
      <style:graphic-properties draw:stroke="none" draw:fill="none" draw:textarea-vertical-align="middle">
        <text:list-style style:name="章節標題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章節標題-title" style:family="presentation">
      <style:graphic-properties draw:stroke="none" draw:fill="none" draw:textarea-vertical-align="middle" style:writing-mode="lr-tb">
        <text:list-style style:name="章節標題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兩個內容-background" style:family="presentation">
      <style:graphic-properties draw:stroke="none" draw:fill="solid" draw:fill-color="#ffffff"/>
      <style:text-properties style:letter-kerning="true"/>
    </style:style>
    <style:style style:name="兩個內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兩個內容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兩個內容-outline1" style:family="presentation">
      <style:graphic-properties draw:stroke="none" draw:fill="none" draw:auto-grow-height="false" draw:fit-to-size="false" style:shrink-to-fit="true" style:writing-mode="lr-tb">
        <text:list-style style:name="兩個內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1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1pt" style:font-style-asian="normal" style:font-weight-asian="normal" style:font-name-complex="FreeSans" style:font-family-complex="FreeSans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兩個內容-outline2" style:family="presentation" style:parent-style-name="兩個內容-outline1">
      <style:graphic-properties style:writing-mode="lr-tb"/>
      <style:paragraph-properties fo:margin-top="0.4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兩個內容-outline3" style:family="presentation" style:parent-style-name="兩個內容-outline2">
      <style:graphic-properties style:writing-mode="lr-tb"/>
      <style:paragraph-properties fo:margin-top="0.3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兩個內容-outline4" style:family="presentation" style:parent-style-name="兩個內容-outline3">
      <style:graphic-properties style:writing-mode="lr-tb"/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兩個內容-outline5" style:family="presentation" style:parent-style-name="兩個內容-outline4">
      <style:paragraph-properties fo:margin-top="0.1cm" fo:margin-bottom="0cm"/>
      <style:text-properties fo:font-size="20pt" style:font-size-asian="20pt" style:font-size-complex="20pt"/>
    </style:style>
    <style:style style:name="兩個內容-outline6" style:family="presentation" style:parent-style-name="兩個內容-outline5">
      <style:paragraph-properties fo:margin-top="0.1cm" fo:margin-bottom="0cm"/>
      <style:text-properties fo:font-size="20pt" style:font-size-asian="20pt" style:font-size-complex="20pt"/>
    </style:style>
    <style:style style:name="兩個內容-outline7" style:family="presentation" style:parent-style-name="兩個內容-outline6">
      <style:paragraph-properties fo:margin-top="0.1cm" fo:margin-bottom="0cm"/>
      <style:text-properties fo:font-size="20pt" style:font-size-asian="20pt" style:font-size-complex="20pt"/>
    </style:style>
    <style:style style:name="兩個內容-outline8" style:family="presentation" style:parent-style-name="兩個內容-outline7">
      <style:paragraph-properties fo:margin-top="0.1cm" fo:margin-bottom="0cm"/>
      <style:text-properties fo:font-size="20pt" style:font-size-asian="20pt" style:font-size-complex="20pt"/>
    </style:style>
    <style:style style:name="兩個內容-outline9" style:family="presentation" style:parent-style-name="兩個內容-outline8">
      <style:paragraph-properties fo:margin-top="0.1cm" fo:margin-bottom="0cm"/>
      <style:text-properties fo:font-size="20pt" style:font-size-asian="20pt" style:font-size-complex="20pt"/>
    </style:style>
    <style:style style:name="兩個內容-subtitle" style:family="presentation">
      <style:graphic-properties draw:stroke="none" draw:fill="none" draw:textarea-vertical-align="middle">
        <text:list-style style:name="兩個內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兩個內容-title" style:family="presentation">
      <style:graphic-properties draw:stroke="none" draw:fill="none" draw:textarea-vertical-align="middle" style:writing-mode="lr-tb">
        <text:list-style style:name="兩個內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比較-background" style:family="presentation">
      <style:graphic-properties draw:stroke="none" draw:fill="solid" draw:fill-color="#ffffff"/>
      <style:text-properties style:letter-kerning="true"/>
    </style:style>
    <style:style style:name="比較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比較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比較-outline1" style:family="presentation">
      <style:graphic-properties draw:stroke="none" draw:fill="none" draw:auto-grow-height="false" draw:fit-to-size="false" style:shrink-to-fit="true" style:writing-mode="lr-tb">
        <text:list-style style:name="比較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1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1pt" style:font-style-asian="normal" style:font-weight-asian="normal" style:font-name-complex="FreeSans" style:font-family-complex="FreeSans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比較-outline2" style:family="presentation" style:parent-style-name="比較-outline1">
      <style:graphic-properties style:writing-mode="lr-tb"/>
      <style:paragraph-properties fo:margin-top="0.4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比較-outline3" style:family="presentation" style:parent-style-name="比較-outline2">
      <style:graphic-properties style:writing-mode="lr-tb"/>
      <style:paragraph-properties fo:margin-top="0.3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比較-outline4" style:family="presentation" style:parent-style-name="比較-outline3">
      <style:graphic-properties style:writing-mode="lr-tb"/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比較-outline5" style:family="presentation" style:parent-style-name="比較-outline4">
      <style:paragraph-properties fo:margin-top="0.1cm" fo:margin-bottom="0cm"/>
      <style:text-properties fo:font-size="20pt" style:font-size-asian="20pt" style:font-size-complex="20pt"/>
    </style:style>
    <style:style style:name="比較-outline6" style:family="presentation" style:parent-style-name="比較-outline5">
      <style:paragraph-properties fo:margin-top="0.1cm" fo:margin-bottom="0cm"/>
      <style:text-properties fo:font-size="20pt" style:font-size-asian="20pt" style:font-size-complex="20pt"/>
    </style:style>
    <style:style style:name="比較-outline7" style:family="presentation" style:parent-style-name="比較-outline6">
      <style:paragraph-properties fo:margin-top="0.1cm" fo:margin-bottom="0cm"/>
      <style:text-properties fo:font-size="20pt" style:font-size-asian="20pt" style:font-size-complex="20pt"/>
    </style:style>
    <style:style style:name="比較-outline8" style:family="presentation" style:parent-style-name="比較-outline7">
      <style:paragraph-properties fo:margin-top="0.1cm" fo:margin-bottom="0cm"/>
      <style:text-properties fo:font-size="20pt" style:font-size-asian="20pt" style:font-size-complex="20pt"/>
    </style:style>
    <style:style style:name="比較-outline9" style:family="presentation" style:parent-style-name="比較-outline8">
      <style:paragraph-properties fo:margin-top="0.1cm" fo:margin-bottom="0cm"/>
      <style:text-properties fo:font-size="20pt" style:font-size-asian="20pt" style:font-size-complex="20pt"/>
    </style:style>
    <style:style style:name="比較-subtitle" style:family="presentation">
      <style:graphic-properties draw:stroke="none" draw:fill="none" draw:textarea-vertical-align="middle">
        <text:list-style style:name="比較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比較-title" style:family="presentation">
      <style:graphic-properties draw:stroke="none" draw:fill="none" draw:textarea-vertical-align="middle" style:writing-mode="lr-tb">
        <text:list-style style:name="比較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只有標題-background" style:family="presentation">
      <style:graphic-properties draw:stroke="none" draw:fill="solid" draw:fill-color="#ffffff"/>
      <style:text-properties style:letter-kerning="true"/>
    </style:style>
    <style:style style:name="只有標題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只有標題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只有標題-outline1" style:family="presentation">
      <style:graphic-properties draw:stroke="none" draw:fill="none" draw:auto-grow-height="false" draw:fit-to-size="false" style:shrink-to-fit="true" style:writing-mode="lr-tb">
        <text:list-style style:name="只有標題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1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1pt" style:font-style-asian="normal" style:font-weight-asian="normal" style:font-name-complex="FreeSans" style:font-family-complex="FreeSans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只有標題-outline2" style:family="presentation" style:parent-style-name="只有標題-outline1">
      <style:graphic-properties style:writing-mode="lr-tb"/>
      <style:paragraph-properties fo:margin-top="0.4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只有標題-outline3" style:family="presentation" style:parent-style-name="只有標題-outline2">
      <style:graphic-properties style:writing-mode="lr-tb"/>
      <style:paragraph-properties fo:margin-top="0.3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只有標題-outline4" style:family="presentation" style:parent-style-name="只有標題-outline3">
      <style:graphic-properties style:writing-mode="lr-tb"/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只有標題-outline5" style:family="presentation" style:parent-style-name="只有標題-outline4">
      <style:paragraph-properties fo:margin-top="0.1cm" fo:margin-bottom="0cm"/>
      <style:text-properties fo:font-size="20pt" style:font-size-asian="20pt" style:font-size-complex="20pt"/>
    </style:style>
    <style:style style:name="只有標題-outline6" style:family="presentation" style:parent-style-name="只有標題-outline5">
      <style:paragraph-properties fo:margin-top="0.1cm" fo:margin-bottom="0cm"/>
      <style:text-properties fo:font-size="20pt" style:font-size-asian="20pt" style:font-size-complex="20pt"/>
    </style:style>
    <style:style style:name="只有標題-outline7" style:family="presentation" style:parent-style-name="只有標題-outline6">
      <style:paragraph-properties fo:margin-top="0.1cm" fo:margin-bottom="0cm"/>
      <style:text-properties fo:font-size="20pt" style:font-size-asian="20pt" style:font-size-complex="20pt"/>
    </style:style>
    <style:style style:name="只有標題-outline8" style:family="presentation" style:parent-style-name="只有標題-outline7">
      <style:paragraph-properties fo:margin-top="0.1cm" fo:margin-bottom="0cm"/>
      <style:text-properties fo:font-size="20pt" style:font-size-asian="20pt" style:font-size-complex="20pt"/>
    </style:style>
    <style:style style:name="只有標題-outline9" style:family="presentation" style:parent-style-name="只有標題-outline8">
      <style:paragraph-properties fo:margin-top="0.1cm" fo:margin-bottom="0cm"/>
      <style:text-properties fo:font-size="20pt" style:font-size-asian="20pt" style:font-size-complex="20pt"/>
    </style:style>
    <style:style style:name="只有標題-subtitle" style:family="presentation">
      <style:graphic-properties draw:stroke="none" draw:fill="none" draw:textarea-vertical-align="middle">
        <text:list-style style:name="只有標題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只有標題-title" style:family="presentation">
      <style:graphic-properties draw:stroke="none" draw:fill="none" draw:textarea-vertical-align="middle" style:writing-mode="lr-tb">
        <text:list-style style:name="只有標題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空白-background" style:family="presentation">
      <style:graphic-properties draw:stroke="none" draw:fill="solid" draw:fill-color="#ffffff"/>
      <style:text-properties style:letter-kerning="true"/>
    </style:style>
    <style:style style:name="空白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空白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空白-outline1" style:family="presentation">
      <style:graphic-properties draw:stroke="none" draw:fill="none" draw:auto-grow-height="false" draw:fit-to-size="false" style:shrink-to-fit="true" style:writing-mode="lr-tb">
        <text:list-style style:name="空白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1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1pt" style:font-style-asian="normal" style:font-weight-asian="normal" style:font-name-complex="FreeSans" style:font-family-complex="FreeSans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空白-outline2" style:family="presentation" style:parent-style-name="空白-outline1">
      <style:graphic-properties style:writing-mode="lr-tb"/>
      <style:paragraph-properties fo:margin-top="0.4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空白-outline3" style:family="presentation" style:parent-style-name="空白-outline2">
      <style:graphic-properties style:writing-mode="lr-tb"/>
      <style:paragraph-properties fo:margin-top="0.3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空白-outline4" style:family="presentation" style:parent-style-name="空白-outline3">
      <style:graphic-properties style:writing-mode="lr-tb"/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空白-outline5" style:family="presentation" style:parent-style-name="空白-outline4">
      <style:paragraph-properties fo:margin-top="0.1cm" fo:margin-bottom="0cm"/>
      <style:text-properties fo:font-size="20pt" style:font-size-asian="20pt" style:font-size-complex="20pt"/>
    </style:style>
    <style:style style:name="空白-outline6" style:family="presentation" style:parent-style-name="空白-outline5">
      <style:paragraph-properties fo:margin-top="0.1cm" fo:margin-bottom="0cm"/>
      <style:text-properties fo:font-size="20pt" style:font-size-asian="20pt" style:font-size-complex="20pt"/>
    </style:style>
    <style:style style:name="空白-outline7" style:family="presentation" style:parent-style-name="空白-outline6">
      <style:paragraph-properties fo:margin-top="0.1cm" fo:margin-bottom="0cm"/>
      <style:text-properties fo:font-size="20pt" style:font-size-asian="20pt" style:font-size-complex="20pt"/>
    </style:style>
    <style:style style:name="空白-outline8" style:family="presentation" style:parent-style-name="空白-outline7">
      <style:paragraph-properties fo:margin-top="0.1cm" fo:margin-bottom="0cm"/>
      <style:text-properties fo:font-size="20pt" style:font-size-asian="20pt" style:font-size-complex="20pt"/>
    </style:style>
    <style:style style:name="空白-outline9" style:family="presentation" style:parent-style-name="空白-outline8">
      <style:paragraph-properties fo:margin-top="0.1cm" fo:margin-bottom="0cm"/>
      <style:text-properties fo:font-size="20pt" style:font-size-asian="20pt" style:font-size-complex="20pt"/>
    </style:style>
    <style:style style:name="空白-subtitle" style:family="presentation">
      <style:graphic-properties draw:stroke="none" draw:fill="none" draw:textarea-vertical-align="middle">
        <text:list-style style:name="空白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空白-title" style:family="presentation">
      <style:graphic-properties draw:stroke="none" draw:fill="none" draw:textarea-vertical-align="middle" style:writing-mode="lr-tb">
        <text:list-style style:name="空白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含輔助字幕的內容-background" style:family="presentation">
      <style:graphic-properties draw:stroke="none" draw:fill="solid" draw:fill-color="#ffffff"/>
      <style:text-properties style:letter-kerning="true"/>
    </style:style>
    <style:style style:name="含輔助字幕的內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含輔助字幕的內容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含輔助字幕的內容-outline1" style:family="presentation">
      <style:graphic-properties draw:stroke="none" draw:fill="none" draw:auto-grow-height="false" draw:fit-to-size="false" style:shrink-to-fit="true" style:writing-mode="lr-tb">
        <text:list-style style:name="含輔助字幕的內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1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1pt" style:font-style-asian="normal" style:font-weight-asian="normal" style:font-name-complex="FreeSans" style:font-family-complex="FreeSans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含輔助字幕的內容-outline2" style:family="presentation" style:parent-style-name="含輔助字幕的內容-outline1">
      <style:graphic-properties style:writing-mode="lr-tb"/>
      <style:paragraph-properties fo:margin-top="0.4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含輔助字幕的內容-outline3" style:family="presentation" style:parent-style-name="含輔助字幕的內容-outline2">
      <style:graphic-properties style:writing-mode="lr-tb"/>
      <style:paragraph-properties fo:margin-top="0.3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含輔助字幕的內容-outline4" style:family="presentation" style:parent-style-name="含輔助字幕的內容-outline3">
      <style:graphic-properties style:writing-mode="lr-tb"/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含輔助字幕的內容-outline5" style:family="presentation" style:parent-style-name="含輔助字幕的內容-outline4">
      <style:paragraph-properties fo:margin-top="0.1cm" fo:margin-bottom="0cm"/>
      <style:text-properties fo:font-size="20pt" style:font-size-asian="20pt" style:font-size-complex="20pt"/>
    </style:style>
    <style:style style:name="含輔助字幕的內容-outline6" style:family="presentation" style:parent-style-name="含輔助字幕的內容-outline5">
      <style:paragraph-properties fo:margin-top="0.1cm" fo:margin-bottom="0cm"/>
      <style:text-properties fo:font-size="20pt" style:font-size-asian="20pt" style:font-size-complex="20pt"/>
    </style:style>
    <style:style style:name="含輔助字幕的內容-outline7" style:family="presentation" style:parent-style-name="含輔助字幕的內容-outline6">
      <style:paragraph-properties fo:margin-top="0.1cm" fo:margin-bottom="0cm"/>
      <style:text-properties fo:font-size="20pt" style:font-size-asian="20pt" style:font-size-complex="20pt"/>
    </style:style>
    <style:style style:name="含輔助字幕的內容-outline8" style:family="presentation" style:parent-style-name="含輔助字幕的內容-outline7">
      <style:paragraph-properties fo:margin-top="0.1cm" fo:margin-bottom="0cm"/>
      <style:text-properties fo:font-size="20pt" style:font-size-asian="20pt" style:font-size-complex="20pt"/>
    </style:style>
    <style:style style:name="含輔助字幕的內容-outline9" style:family="presentation" style:parent-style-name="含輔助字幕的內容-outline8">
      <style:paragraph-properties fo:margin-top="0.1cm" fo:margin-bottom="0cm"/>
      <style:text-properties fo:font-size="20pt" style:font-size-asian="20pt" style:font-size-complex="20pt"/>
    </style:style>
    <style:style style:name="含輔助字幕的內容-subtitle" style:family="presentation">
      <style:graphic-properties draw:stroke="none" draw:fill="none" draw:textarea-vertical-align="middle">
        <text:list-style style:name="含輔助字幕的內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含輔助字幕的內容-title" style:family="presentation">
      <style:graphic-properties draw:stroke="none" draw:fill="none" draw:textarea-vertical-align="middle" style:writing-mode="lr-tb">
        <text:list-style style:name="含輔助字幕的內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含輔助字幕的圖片-background" style:family="presentation">
      <style:graphic-properties draw:stroke="none" draw:fill="solid" draw:fill-color="#ffffff"/>
      <style:text-properties style:letter-kerning="true"/>
    </style:style>
    <style:style style:name="含輔助字幕的圖片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含輔助字幕的圖片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含輔助字幕的圖片-outline1" style:family="presentation">
      <style:graphic-properties draw:stroke="none" draw:fill="none" draw:auto-grow-height="false" draw:fit-to-size="false" style:shrink-to-fit="true" style:writing-mode="lr-tb">
        <text:list-style style:name="含輔助字幕的圖片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1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1pt" style:font-style-asian="normal" style:font-weight-asian="normal" style:font-name-complex="FreeSans" style:font-family-complex="FreeSans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含輔助字幕的圖片-outline2" style:family="presentation" style:parent-style-name="含輔助字幕的圖片-outline1">
      <style:graphic-properties style:writing-mode="lr-tb"/>
      <style:paragraph-properties fo:margin-top="0.4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含輔助字幕的圖片-outline3" style:family="presentation" style:parent-style-name="含輔助字幕的圖片-outline2">
      <style:graphic-properties style:writing-mode="lr-tb"/>
      <style:paragraph-properties fo:margin-top="0.3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含輔助字幕的圖片-outline4" style:family="presentation" style:parent-style-name="含輔助字幕的圖片-outline3">
      <style:graphic-properties style:writing-mode="lr-tb"/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含輔助字幕的圖片-outline5" style:family="presentation" style:parent-style-name="含輔助字幕的圖片-outline4">
      <style:paragraph-properties fo:margin-top="0.1cm" fo:margin-bottom="0cm"/>
      <style:text-properties fo:font-size="20pt" style:font-size-asian="20pt" style:font-size-complex="20pt"/>
    </style:style>
    <style:style style:name="含輔助字幕的圖片-outline6" style:family="presentation" style:parent-style-name="含輔助字幕的圖片-outline5">
      <style:paragraph-properties fo:margin-top="0.1cm" fo:margin-bottom="0cm"/>
      <style:text-properties fo:font-size="20pt" style:font-size-asian="20pt" style:font-size-complex="20pt"/>
    </style:style>
    <style:style style:name="含輔助字幕的圖片-outline7" style:family="presentation" style:parent-style-name="含輔助字幕的圖片-outline6">
      <style:paragraph-properties fo:margin-top="0.1cm" fo:margin-bottom="0cm"/>
      <style:text-properties fo:font-size="20pt" style:font-size-asian="20pt" style:font-size-complex="20pt"/>
    </style:style>
    <style:style style:name="含輔助字幕的圖片-outline8" style:family="presentation" style:parent-style-name="含輔助字幕的圖片-outline7">
      <style:paragraph-properties fo:margin-top="0.1cm" fo:margin-bottom="0cm"/>
      <style:text-properties fo:font-size="20pt" style:font-size-asian="20pt" style:font-size-complex="20pt"/>
    </style:style>
    <style:style style:name="含輔助字幕的圖片-outline9" style:family="presentation" style:parent-style-name="含輔助字幕的圖片-outline8">
      <style:paragraph-properties fo:margin-top="0.1cm" fo:margin-bottom="0cm"/>
      <style:text-properties fo:font-size="20pt" style:font-size-asian="20pt" style:font-size-complex="20pt"/>
    </style:style>
    <style:style style:name="含輔助字幕的圖片-subtitle" style:family="presentation">
      <style:graphic-properties draw:stroke="none" draw:fill="none" draw:textarea-vertical-align="middle">
        <text:list-style style:name="含輔助字幕的圖片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含輔助字幕的圖片-title" style:family="presentation">
      <style:graphic-properties draw:stroke="none" draw:fill="none" draw:textarea-vertical-align="middle" style:writing-mode="lr-tb">
        <text:list-style style:name="含輔助字幕的圖片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9.05cm" fo:page-height="27.517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標題投影片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4.595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標題投影片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5.95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標題投影片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標題投影片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標題及直排文字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4.595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標題及直排文字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5.959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標題及直排文字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5.95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標題及直排文字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標題及直排文字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0" style:family="presentation" style:parent-style-name="直排標題及文字-title">
      <style:graphic-properties draw:stroke="none" svg:stroke-width="0cm" draw:fill="none" loext:fill-use-slide-background="false" draw:textarea-horizontal-align="right" draw:textarea-vertical-align="middle" draw:auto-grow-height="false" draw:auto-grow-width="false" draw:fit-to-size="false" style:shrink-to-fit="false" fo:min-height="4.595cm" fo:min-width="17.145cm" fo:padding-top="0.254cm" fo:padding-bottom="0.254cm" fo:padding-left="0.127cm" fo:padding-right="0.127cm" fo:wrap-option="wrap" loext:decorative="false"/>
      <style:paragraph-properties style:writing-mode="tb-rl"/>
    </style:style>
    <style:style style:name="Mpr11" style:family="presentation" style:parent-style-name="直排標題及文字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5.959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直排標題及文字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5.95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直排標題及文字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4" style:family="presentation" style:parent-style-name="直排標題及文字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5" style:family="presentation" style:parent-style-name="標題及內容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4.595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標題及內容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5.95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標題及內容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5.95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標題及內容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9" style:family="presentation" style:parent-style-name="標題及內容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0" style:family="presentation" style:parent-style-name="章節標題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4.595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章節標題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5.95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章節標題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5.95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章節標題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4" style:family="presentation" style:parent-style-name="章節標題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5" style:family="presentation" style:parent-style-name="兩個內容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4.595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兩個內容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5.95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兩個內容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5.959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兩個內容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9" style:family="presentation" style:parent-style-name="兩個內容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0" style:family="presentation" style:parent-style-name="比較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4.595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比較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5.95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比較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5.95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比較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5.95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比較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5" style:family="presentation" style:parent-style-name="比較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6" style:family="presentation" style:parent-style-name="只有標題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4.595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只有標題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5.95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只有標題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9" style:family="presentation" style:parent-style-name="只有標題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0" style:family="presentation" style:parent-style-name="空白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5.959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空白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2" style:family="presentation" style:parent-style-name="空白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3" style:family="presentation" style:parent-style-name="含輔助字幕的內容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4.595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含輔助字幕的內容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5.95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含輔助字幕的內容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5.959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含輔助字幕的內容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7" style:family="presentation" style:parent-style-name="含輔助字幕的內容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8" style:family="presentation" style:parent-style-name="含輔助字幕的圖片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4.595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含輔助字幕的圖片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5.959cm" fo:padding-top="0.125cm" fo:padding-bottom="0.125cm" fo:padding-left="0.25cm" fo:padding-right="0.25cm" fo:wrap-option="wrap" loext:decorative="false"/>
      <style:paragraph-properties style:writing-mode="lr-tb"/>
    </style:style>
    <style:style style:name="Mpr50" style:family="presentation" style:parent-style-name="含輔助字幕的圖片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5.959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含輔助字幕的圖片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5.959cm" fo:padding-top="0.127cm" fo:padding-bottom="0.127cm" fo:padding-left="0.254cm" fo:padding-right="0.254cm" fo:wrap-option="wrap" loext:decorative="false"/>
      <style:paragraph-properties style:writing-mode="lr-tb"/>
    </style:style>
    <style:style style:name="Mpr52" style:family="presentation" style:parent-style-name="含輔助字幕的圖片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3" style:family="presentation" style:parent-style-name="含輔助字幕的圖片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center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9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9" style:family="paragraph">
      <style:paragraph-properties fo:text-align="center"/>
      <style:text-properties fo:font-size="9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loext:tab-stop-distance="1.27cm" style:writing-mode="lr-tb">
        <style:tab-stops/>
      </style:paragraph-properties>
      <style:text-properties fo:font-size="9pt" style:font-size-asian="14pt" style:font-size-complex="14pt" fo:hyphenate="false"/>
    </style:style>
    <style:style style:name="MP11" style:family="paragraph">
      <style:paragraph-properties fo:margin-left="0cm" fo:margin-right="0cm" fo:margin-top="0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3pt"/>
    </style:style>
    <style:style style:name="MP13" style:family="paragraph">
      <style:paragraph-properties fo:margin-left="0cm" fo:margin-right="0cm" fo:margin-top="0.265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MP14" style:family="paragraph">
      <style:paragraph-properties fo:margin-left="0cm" fo:margin-right="0cm" fo:margin-top="0.132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1pt"/>
    </style:style>
    <style:style style:name="MP16" style:family="paragraph">
      <style:paragraph-properties fo:margin-left="0cm" fo:margin-right="0cm" fo:margin-top="0.265cm" fo:margin-bottom="0cm" fo:line-height="90%" fo:text-align="start" fo:text-indent="0cm" style:punctuation-wrap="hanging" loext:tab-stop-distance="1.905cm" style:writing-mode="lr-tb">
        <style:tab-stops>
          <style:tab-stop style:position="0cm"/>
        </style:tab-stops>
      </style:paragraph-properties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9" style:family="paragraph">
      <loext:graphic-properties draw:fill="none"/>
      <style:paragraph-properties fo:text-align="start" style:font-independent-line-spacing="true"/>
      <style:text-properties fo:font-size="12pt"/>
    </style:style>
    <style:style style:name="MP20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45pt" fo:letter-spacing="normal" fo:font-style="normal" style:text-underline-style="none" fo:font-weight="normal" fo:background-color="transparent" style:font-size-asian="45pt" style:language-asian="zh" style:country-asian="TW" style:font-style-asian="normal" style:font-weight-asian="normal" style:font-size-complex="45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9pt" fo:letter-spacing="normal" fo:font-style="normal" style:text-underline-style="none" fo:font-weight="normal" fo:background-color="transparent" style:font-size-asian="9pt" style:language-asian="zh" style:country-asian="TW" style:font-style-asian="normal" style:font-weight-asian="normal" style:font-size-complex="9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33pt" fo:letter-spacing="normal" fo:font-style="normal" style:text-underline-style="none" fo:font-weight="normal" fo:background-color="transparent" style:font-size-asian="33pt" style:language-asian="zh" style:country-asian="TW" style:font-style-asian="normal" style:font-weight-asian="normal" style:font-size-complex="33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1pt" fo:letter-spacing="normal" fo:font-style="normal" style:text-underline-style="none" fo:font-weight="normal" fo:background-color="transparent" style:font-size-asian="21pt" style:language-asian="zh" style:country-asian="TW" style:font-style-asian="normal" style:font-weight-asian="normal" style:font-size-complex="21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font-style="normal" style:text-underline-style="none" fo:font-weight="normal" fo:background-color="transparent" style:font-size-asian="18pt" style:language-asian="zh" style:country-asian="TW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5pt" fo:letter-spacing="normal" fo:font-style="normal" style:text-underline-style="none" fo:font-weight="normal" fo:background-color="transparent" style:font-size-asian="15pt" style:language-asian="zh" style:country-asian="TW" style:font-style-asian="normal" style:font-weight-asian="normal" style:font-size-complex="15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3.5pt" fo:letter-spacing="normal" fo:font-style="normal" style:text-underline-style="none" fo:font-weight="normal" fo:background-color="transparent" style:font-size-asian="13.5pt" style:language-asian="zh" style:country-asian="TW" style:font-style-asian="normal" style:font-weight-asian="normal" style:font-size-complex="13.5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font-style="normal" style:text-underline-style="none" fo:font-weight="bold" fo:background-color="transparent" style:font-size-asian="18pt" style:language-asian="zh" style:country-asian="TW" style:font-style-asian="normal" style:font-weight-asian="bold" style:font-size-complex="18pt" style:font-style-complex="normal" style:font-weight-complex="bold">
        <loext:char-complex-color loext:theme-type="dark1" loext:color-type="theme"/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24pt" fo:letter-spacing="normal" fo:font-style="normal" style:text-underline-style="none" fo:font-weight="normal" fo:background-color="transparent" style:font-size-asian="24pt" style:language-asian="zh" style:country-asian="TW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font-style="normal" style:text-underline-style="none" fo:font-weight="normal" fo:background-color="transparent" style:font-size-asian="24pt" style:language-asian="zh" style:country-asian="TW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2pt" fo:letter-spacing="normal" fo:font-style="normal" style:text-underline-style="none" fo:font-weight="normal" fo:background-color="transparent" style:font-size-asian="12pt" style:language-asian="zh" style:country-asian="TW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476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476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0.953cm" text:min-label-width="0.476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476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0.953cm" text:min-label-width="0.476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1.905cm" text:min-label-width="0.476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476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0.953cm" text:min-label-width="0.476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1.905cm" text:min-label-width="0.476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2.858cm" text:min-label-width="0.476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476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0.953cm" text:min-label-width="0.476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1.905cm" text:min-label-width="0.476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2.858cm" text:min-label-width="0.476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3.81cm" text:min-label-width="0.476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標題投影片" style:page-layout-name="PM1" draw:style-name="Mdp1">
      <loext:theme loext:name="Office 佈景主題">
        <loext:theme-colors loext:name="Office 佈景主題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1" draw:text-style-name="MP6" draw:layer="backgroundobjects" svg:width="16.192cm" svg:height="9.579cm" svg:x="1.429cm" svg:y="4.503cm" presentation:class="title" presentation:user-transformed="true">
        <draw:text-box>
          <text:p text:style-name="MP5"><text:span text:style-name="MT2">按一下以編輯母片標題樣式</text:span></text:p>
        </draw:text-box>
      </draw:frame>
      <draw:frame draw:name="Date Placeholder 3" presentation:style-name="Mpr2" draw:text-style-name="MP8" draw:layer="backgroundobjects" svg:width="4.285cm" svg:height="1.464cm" svg:x="1.31cm" svg:y="25.504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" draw:text-style-name="MP8" draw:layer="backgroundobjects" svg:width="6.428cm" svg:height="1.464cm" svg:x="6.31cm" svg:y="25.504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" draw:text-style-name="MP8" draw:layer="backgroundobjects" svg:width="4.285cm" svg:height="1.464cm" svg:x="13.454cm" svg:y="25.504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標題投影片-outline1" draw:layer="backgroundobjects" svg:width="17.144cm" svg:height="15.958cm" svg:x="0.952cm" svg:y="6.438cm" presentation:class="outline" presentation:placeholder="true">
        <draw:text-box/>
      </draw:frame>
      <presentation:notes style:page-layout-name="PM0">
        <draw:page-thumbnail presentation:style-name="標題投影片-title" draw:layer="backgroundobjects" svg:width="18.624cm" svg:height="10.476cm" svg:x="1.482cm" svg:y="2.123cm" presentation:class="page"/>
        <draw:frame presentation:style-name="標題投影片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標題及直排文字" style:page-layout-name="PM1" draw:style-name="Mdp1">
      <loext:theme loext:name="Office 佈景主題">
        <loext:theme-colors loext:name="Office 佈景主題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5" draw:text-style-name="MP12" draw:layer="backgroundobjects" svg:width="16.43cm" svg:height="5.318cm" svg:x="1.31cm" svg:y="1.465cm" presentation:class="title" presentation:user-transformed="true">
        <draw:text-box>
          <text:p text:style-name="MP11"><text:span text:style-name="MT4">按一下以編輯母片標題樣式</text:span></text:p>
        </draw:text-box>
      </draw:frame>
      <draw:frame draw:name="Vertical Text Placeholder 2" presentation:style-name="Mpr6" draw:text-style-name="MP15" draw:layer="backgroundobjects" svg:width="16.43cm" svg:height="17.458cm" svg:x="1.31cm" svg:y="7.325cm" presentation:class="outline" presentation:user-transformed="true">
        <draw:text-box>
          <text:list text:style-name="ML3">
            <text:list-item>
              <text:p text:style-name="MP13"><text:span text:style-name="MT5">按一下以編輯母片文字樣式</text:span></text:p>
              <text:list>
                <text:list-item>
                  <text:p text:style-name="MP14"><text:span text:style-name="MT6">第二層</text:span></text:p>
                  <text:list>
                    <text:list-item>
                      <text:p text:style-name="MP14"><text:span text:style-name="MT7">第三層</text:span></text:p>
                      <text:list>
                        <text:list-item>
                          <text:p text:style-name="MP14"><text:span text:style-name="MT8">第四層</text:span></text:p>
                          <text:list>
                            <text:list-item>
                              <text:p text:style-name="MP14"><text:span text:style-name="MT8">第五層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4.285cm" svg:height="1.464cm" svg:x="1.31cm" svg:y="25.504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7" draw:text-style-name="MP8" draw:layer="backgroundobjects" svg:width="6.428cm" svg:height="1.464cm" svg:x="6.31cm" svg:y="25.504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7" draw:text-style-name="MP8" draw:layer="backgroundobjects" svg:width="4.285cm" svg:height="1.464cm" svg:x="13.454cm" svg:y="25.504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標題及直排文字-title" draw:layer="backgroundobjects" svg:width="0.001cm" svg:height="0.001cm" svg:x="0cm" svg:y="2.123cm" presentation:class="page"/>
        <draw:frame presentation:style-name="標題及直排文字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直排標題及文字" style:page-layout-name="PM1" draw:style-name="Mdp1">
      <loext:theme loext:name="Office 佈景主題">
        <loext:theme-colors loext:name="Office 佈景主題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Vertical Title 1" presentation:style-name="Mpr10" draw:text-style-name="MP12" draw:layer="backgroundobjects" svg:width="4.107cm" svg:height="23.318cm" svg:x="13.633cm" svg:y="1.465cm" presentation:class="title" presentation:user-transformed="true">
        <draw:text-box>
          <text:p text:style-name="MP11"><text:span text:style-name="MT4">按一下以編輯母片標題樣式</text:span></text:p>
        </draw:text-box>
      </draw:frame>
      <draw:frame draw:name="Vertical Text Placeholder 2" presentation:style-name="Mpr11" draw:text-style-name="MP15" draw:layer="backgroundobjects" svg:width="12.084cm" svg:height="23.318cm" svg:x="1.31cm" svg:y="1.465cm" presentation:class="outline" presentation:user-transformed="true">
        <draw:text-box>
          <text:list text:style-name="ML3">
            <text:list-item>
              <text:p text:style-name="MP13"><text:span text:style-name="MT5">按一下以編輯母片文字樣式</text:span></text:p>
              <text:list>
                <text:list-item>
                  <text:p text:style-name="MP14"><text:span text:style-name="MT6">第二層</text:span></text:p>
                  <text:list>
                    <text:list-item>
                      <text:p text:style-name="MP14"><text:span text:style-name="MT7">第三層</text:span></text:p>
                      <text:list>
                        <text:list-item>
                          <text:p text:style-name="MP14"><text:span text:style-name="MT8">第四層</text:span></text:p>
                          <text:list>
                            <text:list-item>
                              <text:p text:style-name="MP14"><text:span text:style-name="MT8">第五層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8" draw:layer="backgroundobjects" svg:width="4.285cm" svg:height="1.464cm" svg:x="1.31cm" svg:y="25.504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12" draw:text-style-name="MP8" draw:layer="backgroundobjects" svg:width="6.428cm" svg:height="1.464cm" svg:x="6.31cm" svg:y="25.504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12" draw:text-style-name="MP8" draw:layer="backgroundobjects" svg:width="4.285cm" svg:height="1.464cm" svg:x="13.454cm" svg:y="25.504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直排標題及文字-title" draw:layer="backgroundobjects" svg:width="0.001cm" svg:height="0.001cm" svg:x="0cm" svg:y="2.123cm" presentation:class="page"/>
        <draw:frame presentation:style-name="直排標題及文字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標題及內容" style:page-layout-name="PM1" draw:style-name="Mdp1">
      <loext:theme loext:name="Office 佈景主題">
        <loext:theme-colors loext:name="Office 佈景主題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15" draw:text-style-name="MP12" draw:layer="backgroundobjects" svg:width="16.43cm" svg:height="5.318cm" svg:x="1.31cm" svg:y="1.465cm" presentation:class="title" presentation:user-transformed="true">
        <draw:text-box>
          <text:p text:style-name="MP11"><text:span text:style-name="MT4">按一下以編輯母片標題樣式</text:span></text:p>
        </draw:text-box>
      </draw:frame>
      <draw:frame draw:name="Content Placeholder 2" presentation:style-name="Mpr16" draw:text-style-name="MP15" draw:layer="backgroundobjects" svg:width="16.43cm" svg:height="17.458cm" svg:x="1.31cm" svg:y="7.325cm" presentation:class="outline" presentation:user-transformed="true">
        <draw:text-box>
          <text:list text:style-name="ML3">
            <text:list-item>
              <text:p text:style-name="MP13"><text:span text:style-name="MT5">按一下以編輯母片文字樣式</text:span></text:p>
              <text:list>
                <text:list-item>
                  <text:p text:style-name="MP14"><text:span text:style-name="MT6">第二層</text:span></text:p>
                  <text:list>
                    <text:list-item>
                      <text:p text:style-name="MP14"><text:span text:style-name="MT7">第三層</text:span></text:p>
                      <text:list>
                        <text:list-item>
                          <text:p text:style-name="MP14"><text:span text:style-name="MT8">第四層</text:span></text:p>
                          <text:list>
                            <text:list-item>
                              <text:p text:style-name="MP14"><text:span text:style-name="MT8">第五層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8" draw:layer="backgroundobjects" svg:width="4.285cm" svg:height="1.464cm" svg:x="1.31cm" svg:y="25.504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17" draw:text-style-name="MP8" draw:layer="backgroundobjects" svg:width="6.428cm" svg:height="1.464cm" svg:x="6.31cm" svg:y="25.504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17" draw:text-style-name="MP8" draw:layer="backgroundobjects" svg:width="4.285cm" svg:height="1.464cm" svg:x="13.454cm" svg:y="25.504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標題及內容-title" draw:layer="backgroundobjects" svg:width="0.001cm" svg:height="0.001cm" svg:x="0cm" svg:y="2.123cm" presentation:class="page"/>
        <draw:frame presentation:style-name="標題及內容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章節標題" style:page-layout-name="PM1" draw:style-name="Mdp1">
      <loext:theme loext:name="Office 佈景主題">
        <loext:theme-colors loext:name="Office 佈景主題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20" draw:text-style-name="MP6" draw:layer="backgroundobjects" svg:width="16.43cm" svg:height="11.445cm" svg:x="1.3cm" svg:y="6.86cm" presentation:class="title" presentation:user-transformed="true">
        <draw:text-box>
          <text:p text:style-name="MP11"><text:span text:style-name="MT2">按一下以編輯母片標題樣式</text:span></text:p>
        </draw:text-box>
      </draw:frame>
      <draw:frame draw:name="Text Placeholder 2" presentation:style-name="Mpr21" draw:text-style-name="MP17" draw:layer="backgroundobjects" svg:width="16.43cm" svg:height="6.018cm" svg:x="1.3cm" svg:y="18.415cm" presentation:class="outline" presentation:user-transformed="true">
        <draw:text-box>
          <text:list text:style-name="ML3">
            <text:list-item>
              <text:p text:style-name="MP16"><text:span text:style-name="MT6">按一下以編輯母片文字樣式</text:span></text:p>
            </text:list-item>
          </text:list>
        </draw:text-box>
      </draw:frame>
      <draw:frame draw:name="Date Placeholder 3" presentation:style-name="Mpr22" draw:text-style-name="MP8" draw:layer="backgroundobjects" svg:width="4.285cm" svg:height="1.464cm" svg:x="1.31cm" svg:y="25.504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2" draw:text-style-name="MP8" draw:layer="backgroundobjects" svg:width="6.428cm" svg:height="1.464cm" svg:x="6.31cm" svg:y="25.504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2" draw:text-style-name="MP8" draw:layer="backgroundobjects" svg:width="4.285cm" svg:height="1.464cm" svg:x="13.454cm" svg:y="25.504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章節標題-title" draw:layer="backgroundobjects" svg:width="0.001cm" svg:height="0.001cm" svg:x="0cm" svg:y="2.123cm" presentation:class="page"/>
        <draw:frame presentation:style-name="章節標題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兩個內容" style:page-layout-name="PM1" draw:style-name="Mdp1">
      <loext:theme loext:name="Office 佈景主題">
        <loext:theme-colors loext:name="Office 佈景主題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25" draw:text-style-name="MP12" draw:layer="backgroundobjects" svg:width="16.43cm" svg:height="5.318cm" svg:x="1.31cm" svg:y="1.465cm" presentation:class="title" presentation:user-transformed="true">
        <draw:text-box>
          <text:p text:style-name="MP11"><text:span text:style-name="MT4">按一下以編輯母片標題樣式</text:span></text:p>
        </draw:text-box>
      </draw:frame>
      <draw:frame draw:name="Content Placeholder 2" presentation:style-name="Mpr26" draw:text-style-name="MP15" draw:layer="backgroundobjects" svg:width="8.095cm" svg:height="17.458cm" svg:x="1.31cm" svg:y="7.325cm" presentation:class="outline" presentation:user-transformed="true">
        <draw:text-box>
          <text:list text:style-name="ML3">
            <text:list-item>
              <text:p text:style-name="MP13"><text:span text:style-name="MT5">按一下以編輯母片文字樣式</text:span></text:p>
              <text:list>
                <text:list-item>
                  <text:p text:style-name="MP14"><text:span text:style-name="MT6">第二層</text:span></text:p>
                  <text:list>
                    <text:list-item>
                      <text:p text:style-name="MP14"><text:span text:style-name="MT7">第三層</text:span></text:p>
                      <text:list>
                        <text:list-item>
                          <text:p text:style-name="MP14"><text:span text:style-name="MT8">第四層</text:span></text:p>
                          <text:list>
                            <text:list-item>
                              <text:p text:style-name="MP14"><text:span text:style-name="MT8">第五層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15" draw:layer="backgroundobjects" svg:width="8.095cm" svg:height="17.458cm" svg:x="9.644cm" svg:y="7.325cm" presentation:class="outline" presentation:user-transformed="true">
        <draw:text-box>
          <text:list text:style-name="ML4">
            <text:list-item>
              <text:p text:style-name="MP13"><text:span text:style-name="MT5">按一下以編輯母片文字樣式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第二層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第三層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第五層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8" draw:layer="backgroundobjects" svg:width="4.285cm" svg:height="1.464cm" svg:x="1.31cm" svg:y="25.504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27" draw:text-style-name="MP8" draw:layer="backgroundobjects" svg:width="6.428cm" svg:height="1.464cm" svg:x="6.31cm" svg:y="25.504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27" draw:text-style-name="MP8" draw:layer="backgroundobjects" svg:width="4.285cm" svg:height="1.464cm" svg:x="13.454cm" svg:y="25.504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兩個內容-title" draw:layer="backgroundobjects" svg:width="0.001cm" svg:height="0.001cm" svg:x="0cm" svg:y="2.123cm" presentation:class="page"/>
        <draw:frame presentation:style-name="兩個內容-notes" draw:layer="backgroundobjects" svg:width="17.271cm" svg:height="12.572cm" svg:x="2.159cm" svg:y="13.271cm" presentation:class="notes" presentation:placeholder="true">
          <draw:text-box/>
        </draw:frame>
        <draw:frame presentation:style-name="Mpr2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比較" style:page-layout-name="PM1" draw:style-name="Mdp1">
      <loext:theme loext:name="Office 佈景主題">
        <loext:theme-colors loext:name="Office 佈景主題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30" draw:text-style-name="MP12" draw:layer="backgroundobjects" svg:width="16.43cm" svg:height="5.318cm" svg:x="1.312cm" svg:y="1.465cm" presentation:class="title" presentation:user-transformed="true">
        <draw:text-box>
          <text:p text:style-name="MP11"><text:span text:style-name="MT4">按一下以編輯母片標題樣式</text:span></text:p>
        </draw:text-box>
      </draw:frame>
      <draw:frame draw:name="Text Placeholder 2" presentation:style-name="Mpr31" draw:text-style-name="MP17" draw:layer="backgroundobjects" svg:width="8.058cm" svg:height="3.305cm" svg:x="1.312cm" svg:y="6.745cm" presentation:class="outline" presentation:user-transformed="true">
        <draw:text-box>
          <text:list text:style-name="ML3">
            <text:list-item>
              <text:p text:style-name="MP16"><text:span text:style-name="MT9">按一下以編輯母片文字樣式</text:span></text:p>
            </text:list-item>
          </text:list>
        </draw:text-box>
      </draw:frame>
      <draw:frame draw:name="Content Placeholder 3" presentation:style-name="Mpr32" draw:text-style-name="MP15" draw:layer="backgroundobjects" svg:width="8.058cm" svg:height="14.783cm" svg:x="1.312cm" svg:y="10.051cm" presentation:class="outline" presentation:user-transformed="true">
        <draw:text-box>
          <text:list text:style-name="ML4">
            <text:list-item>
              <text:p text:style-name="MP13"><text:span text:style-name="MT5">按一下以編輯母片文字樣式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第二層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第三層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第五層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1" draw:text-style-name="MP17" draw:layer="backgroundobjects" svg:width="8.098cm" svg:height="3.305cm" svg:x="9.644cm" svg:y="6.745cm" presentation:class="outline" presentation:user-transformed="true">
        <draw:text-box>
          <text:p text:style-name="MP16"><text:span text:style-name="MT9">按一下以編輯母片文字樣式</text:span></text:p>
        </draw:text-box>
      </draw:frame>
      <draw:frame draw:name="Content Placeholder 5" presentation:style-name="Mpr32" draw:text-style-name="MP15" draw:layer="backgroundobjects" svg:width="8.098cm" svg:height="14.783cm" svg:x="9.644cm" svg:y="10.051cm" presentation:class="outline" presentation:user-transformed="true">
        <draw:text-box>
          <text:list text:style-name="ML4">
            <text:list-item>
              <text:p text:style-name="MP13"><text:span text:style-name="MT5">按一下以編輯母片文字樣式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第二層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第三層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第五層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3" draw:text-style-name="MP8" draw:layer="backgroundobjects" svg:width="4.285cm" svg:height="1.464cm" svg:x="1.31cm" svg:y="25.504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7" presentation:style-name="Mpr33" draw:text-style-name="MP8" draw:layer="backgroundobjects" svg:width="6.428cm" svg:height="1.464cm" svg:x="6.31cm" svg:y="25.504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8" presentation:style-name="Mpr33" draw:text-style-name="MP8" draw:layer="backgroundobjects" svg:width="4.285cm" svg:height="1.464cm" svg:x="13.454cm" svg:y="25.504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比較-title" draw:layer="backgroundobjects" svg:width="0.001cm" svg:height="0.001cm" svg:x="0cm" svg:y="2.123cm" presentation:class="page"/>
        <draw:frame presentation:style-name="比較-notes" draw:layer="backgroundobjects" svg:width="17.271cm" svg:height="12.572cm" svg:x="2.159cm" svg:y="13.271cm" presentation:class="notes" presentation:placeholder="true">
          <draw:text-box/>
        </draw:frame>
        <draw:frame presentation:style-name="Mpr3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只有標題" style:page-layout-name="PM1" draw:style-name="Mdp1">
      <loext:theme loext:name="Office 佈景主題">
        <loext:theme-colors loext:name="Office 佈景主題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36" draw:text-style-name="MP12" draw:layer="backgroundobjects" svg:width="16.43cm" svg:height="5.318cm" svg:x="1.31cm" svg:y="1.465cm" presentation:class="title" presentation:user-transformed="true">
        <draw:text-box>
          <text:p text:style-name="MP11"><text:span text:style-name="MT4">按一下以編輯母片標題樣式</text:span></text:p>
        </draw:text-box>
      </draw:frame>
      <draw:frame draw:name="Date Placeholder 2" presentation:style-name="Mpr37" draw:text-style-name="MP8" draw:layer="backgroundobjects" svg:width="4.285cm" svg:height="1.464cm" svg:x="1.31cm" svg:y="25.504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3" presentation:style-name="Mpr37" draw:text-style-name="MP8" draw:layer="backgroundobjects" svg:width="6.428cm" svg:height="1.464cm" svg:x="6.31cm" svg:y="25.504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4" presentation:style-name="Mpr37" draw:text-style-name="MP8" draw:layer="backgroundobjects" svg:width="4.285cm" svg:height="1.464cm" svg:x="13.454cm" svg:y="25.504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只有標題-title" draw:layer="backgroundobjects" svg:width="0.001cm" svg:height="0.001cm" svg:x="0cm" svg:y="2.123cm" presentation:class="page"/>
        <draw:frame presentation:style-name="只有標題-notes" draw:layer="backgroundobjects" svg:width="17.271cm" svg:height="12.572cm" svg:x="2.159cm" svg:y="13.271cm" presentation:class="notes" presentation:placeholder="true">
          <draw:text-box/>
        </draw:frame>
        <draw:frame presentation:style-name="Mpr3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空白" style:page-layout-name="PM1" draw:style-name="Mdp1">
      <loext:theme loext:name="Office 佈景主題">
        <loext:theme-colors loext:name="Office 佈景主題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Date Placeholder 1" presentation:style-name="Mpr40" draw:text-style-name="MP8" draw:layer="backgroundobjects" svg:width="4.285cm" svg:height="1.464cm" svg:x="1.31cm" svg:y="25.504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2" presentation:style-name="Mpr40" draw:text-style-name="MP8" draw:layer="backgroundobjects" svg:width="6.428cm" svg:height="1.464cm" svg:x="6.31cm" svg:y="25.504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3" presentation:style-name="Mpr40" draw:text-style-name="MP8" draw:layer="backgroundobjects" svg:width="4.285cm" svg:height="1.464cm" svg:x="13.454cm" svg:y="25.504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空白-title" draw:layer="backgroundobjects" svg:width="0.001cm" svg:height="0.001cm" svg:x="0cm" svg:y="2.123cm" presentation:class="page"/>
        <draw:frame presentation:style-name="空白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含輔助字幕的內容" style:page-layout-name="PM1" draw:style-name="Mdp1">
      <loext:theme loext:name="Office 佈景主題">
        <loext:theme-colors loext:name="Office 佈景主題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43" draw:text-style-name="MP18" draw:layer="backgroundobjects" svg:width="6.143cm" svg:height="6.42cm" svg:x="1.312cm" svg:y="1.834cm" presentation:class="title" presentation:user-transformed="true">
        <draw:text-box>
          <text:p text:style-name="MP11"><text:span text:style-name="MT10">按一下以編輯母片標題樣式</text:span></text:p>
        </draw:text-box>
      </draw:frame>
      <draw:frame draw:name="Content Placeholder 2" presentation:style-name="Mpr44" draw:text-style-name="MP18" draw:layer="backgroundobjects" svg:width="9.643cm" svg:height="19.554cm" svg:x="8.099cm" svg:y="3.962cm" presentation:class="outline" presentation:user-transformed="true">
        <draw:text-box>
          <text:list text:style-name="ML3">
            <text:list-item>
              <text:p text:style-name="MP13"><text:span text:style-name="MT11">按一下以編輯母片文字樣式</text:span></text:p>
              <text:list>
                <text:list-item>
                  <text:p text:style-name="MP14"><text:span text:style-name="MT5">第二層</text:span></text:p>
                  <text:list>
                    <text:list-item>
                      <text:p text:style-name="MP14"><text:span text:style-name="MT6">第三層</text:span></text:p>
                      <text:list>
                        <text:list-item>
                          <text:p text:style-name="MP14"><text:span text:style-name="MT7">第四層</text:span></text:p>
                          <text:list>
                            <text:list-item>
                              <text:p text:style-name="MP14"><text:span text:style-name="MT7">第五層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4" draw:text-style-name="MP19" draw:layer="backgroundobjects" svg:width="6.143cm" svg:height="15.292cm" svg:x="1.312cm" svg:y="8.255cm" presentation:class="outline" presentation:user-transformed="true">
        <draw:text-box>
          <text:p text:style-name="MP16"><text:span text:style-name="MT12">按一下以編輯母片文字樣式</text:span></text:p>
        </draw:text-box>
      </draw:frame>
      <draw:frame draw:name="Date Placeholder 4" presentation:style-name="Mpr45" draw:text-style-name="MP8" draw:layer="backgroundobjects" svg:width="4.285cm" svg:height="1.464cm" svg:x="1.31cm" svg:y="25.504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45" draw:text-style-name="MP8" draw:layer="backgroundobjects" svg:width="6.428cm" svg:height="1.464cm" svg:x="6.31cm" svg:y="25.504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45" draw:text-style-name="MP8" draw:layer="backgroundobjects" svg:width="4.285cm" svg:height="1.464cm" svg:x="13.454cm" svg:y="25.504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含輔助字幕的內容-title" draw:layer="backgroundobjects" svg:width="0.001cm" svg:height="0.001cm" svg:x="0cm" svg:y="2.123cm" presentation:class="page"/>
        <draw:frame presentation:style-name="含輔助字幕的內容-notes" draw:layer="backgroundobjects" svg:width="17.271cm" svg:height="12.572cm" svg:x="2.159cm" svg:y="13.271cm" presentation:class="notes" presentation:placeholder="true">
          <draw:text-box/>
        </draw:frame>
        <draw:frame presentation:style-name="Mpr4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含輔助字幕的圖片" style:page-layout-name="PM1" draw:style-name="Mdp1">
      <loext:theme loext:name="Office 佈景主題">
        <loext:theme-colors loext:name="Office 佈景主題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48" draw:text-style-name="MP18" draw:layer="backgroundobjects" svg:width="6.143cm" svg:height="6.42cm" svg:x="1.312cm" svg:y="1.834cm" presentation:class="title" presentation:user-transformed="true">
        <draw:text-box>
          <text:p text:style-name="MP11"><text:span text:style-name="MT10">按一下以編輯母片標題樣式</text:span></text:p>
        </draw:text-box>
      </draw:frame>
      <draw:frame draw:name="Picture Placeholder 2" presentation:style-name="Mpr49" draw:text-style-name="MP18" draw:layer="backgroundobjects" svg:width="9.643cm" svg:height="19.554cm" svg:x="8.099cm" svg:y="3.962cm" presentation:class="outline" presentation:user-transformed="true">
        <draw:text-box>
          <text:list text:style-name="ML3">
            <text:list-item>
              <text:p text:style-name="MP20"><text:span text:style-name="MT11">按一下圖示以新增圖片</text:span></text:p>
            </text:list-item>
          </text:list>
        </draw:text-box>
      </draw:frame>
      <draw:frame draw:name="Text Placeholder 3" presentation:style-name="Mpr50" draw:text-style-name="MP19" draw:layer="backgroundobjects" svg:width="6.143cm" svg:height="15.292cm" svg:x="1.312cm" svg:y="8.255cm" presentation:class="outline" presentation:user-transformed="true">
        <draw:text-box>
          <text:p text:style-name="MP16"><text:span text:style-name="MT12">按一下以編輯母片文字樣式</text:span></text:p>
        </draw:text-box>
      </draw:frame>
      <draw:frame draw:name="Date Placeholder 4" presentation:style-name="Mpr51" draw:text-style-name="MP8" draw:layer="backgroundobjects" svg:width="4.285cm" svg:height="1.464cm" svg:x="1.31cm" svg:y="25.504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51" draw:text-style-name="MP8" draw:layer="backgroundobjects" svg:width="6.428cm" svg:height="1.464cm" svg:x="6.31cm" svg:y="25.504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51" draw:text-style-name="MP8" draw:layer="backgroundobjects" svg:width="4.285cm" svg:height="1.464cm" svg:x="13.454cm" svg:y="25.504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含輔助字幕的圖片-title" draw:layer="backgroundobjects" svg:width="0.001cm" svg:height="0.001cm" svg:x="0cm" svg:y="2.123cm" presentation:class="page"/>
        <draw:frame presentation:style-name="含輔助字幕的圖片-notes" draw:layer="backgroundobjects" svg:width="17.271cm" svg:height="12.572cm" svg:x="2.159cm" svg:y="13.271cm" presentation:class="notes" presentation:placeholder="true">
          <draw:text-box/>
        </draw:frame>
        <draw:frame presentation:style-name="Mpr5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PowerPoint 簡報</dc:title>
    <meta:initial-creator>卓奕瀚</meta:initial-creator>
    <meta:editing-cycles>15</meta:editing-cycles>
    <meta:creation-date>2025-11-21T06:30:53</meta:creation-date>
    <dc:date>2025-12-21T22:54:09.622225615</dc:date>
    <meta:editing-duration>PT33M32S</meta:editing-duration>
    <meta:generator>LibreOffice/25.8.4.2$Linux_X86_64 LibreOffice_project/580$Build-2</meta:generator>
    <meta:document-statistic meta:object-count="143"/>
    <meta:user-defined meta:name="AppVersion">16.0000</meta:user-defined>
    <meta:user-defined meta:name="PresentationFormat">A4 紙張 (210x297 公釐)</meta:user-defined>
    <meta:user-defined meta:name="Slides" meta:value-type="float">1</meta:user-defined>
    <meta:template xlink:type="simple" xlink:actuate="onRequest" xlink:title="Office Theme" xlink:href=""/>
  </office:meta>
</office:document-meta>
</file>